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" table:style-name="ta1">
        <table:shapes>
          <draw:frame draw:z-index="0" draw:style-name="gr1" draw:text-style-name="P1" svg:width="159.85mm" svg:height="90.04mm" svg:x="69.33mm" svg:y="8.77mm">
            <loext:p draw:notify-on-update-of-ranges="'5'.B1:'5'.B95 '5'.C1:'5'.C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6:54:42.289911560</dc:date>
    <meta:editing-duration>PT57S</meta:editing-duration>
    <meta:editing-cycles>1</meta:editing-cycles>
    <meta:document-statistic meta:table-count="1" meta:cell-count="28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legend chart:legend-position="end" svg:x="13.134cm" svg:y="3.954cm" style:legend-expansion="high" chart:style-name="ch2"/>
        <chart:plot-area chart:style-name="ch3" table:cell-range-address="'5'.B1:'5'.C95" svg:x="0.319cm" svg:y="0.18cm" svg:width="12.496cm" svg:height="8.645cm">
          <chartooo:coordinate-region svg:x="0.94cm" svg:y="0.379cm" svg:width="11.875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B1:'5'.B95" chart:class="chart:line">
            <chart:data-point chart:repeated="95"/>
          </chart:series>
          <chart:series chart:style-name="ch7" chart:values-cell-range-address="'5'.C1:'5'.C95" chart:class="chart:line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5'.B1:'5'.B95</svg:desc>
                </draw:g>
              </table:table-cell>
              <table:table-cell office:value-type="float" office:value="NaN">
                <text:p>NaN</text:p>
                <draw:g>
                  <svg:desc>'5'.C1:'5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